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Placeholder for drawing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3-31T11:58:10</meta:creation-date>
    <dc:date>2006-03-31T11:59:18</dc:dat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3" meta:character-count="24"/>
  </office:meta>
</office:document-meta>
</file>